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70000009E8EF27134.png" manifest:media-type="image/png"/>
  <manifest:file-entry manifest:full-path="Pictures/10000001000000180000001893AB780B.png" manifest:media-type="image/png"/>
  <manifest:file-entry manifest:full-path="Pictures/1000000100000019000000191B33836B.png" manifest:media-type="image/png"/>
  <manifest:file-entry manifest:full-path="Pictures/10000001000000E7000000F7220D4A84.png" manifest:media-type="image/png"/>
  <manifest:file-entry manifest:full-path="Pictures/1000069C00000295000002950B6AADC8.svg" manifest:media-type="image/svg+xml"/>
  <manifest:file-entry manifest:full-path="Pictures/100009930000027B0000027B5401CD93.svg" manifest:media-type="image/svg+xml"/>
  <manifest:file-entry manifest:full-path="Pictures/10000001000009EC00000595598A30A0.png" manifest:media-type="image/png"/>
  <manifest:file-entry manifest:full-path="Pictures/10000001000009EC0000059546C14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f4f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73f4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3ba25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a4df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a489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6da74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6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6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1.991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4.7999992370605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56cm" svg:height="6.096cm" svg:x="10.791cm" svg:y="0.134cm" presentation:class="title" presentation:placeholder="true" presentation:user-transformed="true">
          <draw:text-box/>
        </draw:frame>
        <draw:frame presentation:style-name="pr2" draw:text-style-name="P1" draw:layer="layout" svg:width="20.065cm" svg:height="5.196cm" svg:x="6.982cm" svg:y="6.684cm" presentation:class="subtitle" presentation:placeholder="true" presentation:user-transformed="true">
          <draw:text-box/>
        </draw:frame>
        <draw:frame draw:style-name="gr1" draw:text-style-name="P3" draw:layer="layout" svg:width="10.307cm" svg:height="1.665cm" svg:x="18.993cm" svg:y="14.198cm">
          <draw:text-box>
            <text:p text:style-name="P2"><text:span text:style-name="T1">opensuse-project@opensuse.org</text:span></text:p>
          </draw:text-box>
        </draw:frame>
        <draw:frame draw:style-name="gr2" draw:text-style-name="P4" draw:layer="layout" svg:width="0.66cm" svg:height="0.66cm" svg:x="18.334cm" svg:y="14.808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4" draw:layer="layout" svg:width="0.634cm" svg:height="0.634cm" svg:x="24.951cm" svg:y="13.963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4" draw:layer="layout" svg:width="0.634cm" svg:height="0.634cm" svg:x="20.359cm" svg:y="13.963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3" draw:layer="layout" svg:width="2.438cm" svg:height="0.958cm" svg:x="25.586cm" svg:y="13.78cm">
          <draw:text-box>
            <text:p text:style-name="P2"><text:span text:style-name="T1">oSC25</text:span></text:p>
          </draw:text-box>
        </draw:frame>
        <draw:frame draw:style-name="gr1" draw:text-style-name="P3" draw:layer="layout" svg:width="3.959cm" svg:height="1.665cm" svg:x="20.993cm" svg:y="13.468cm">
          <draw:text-box>
            <text:p text:style-name="P2"><text:span text:style-name="T1">@openSUS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text-style-name="P6" draw:layer="layout" svg:width="25.191cm" svg:height="9.133cm" svg:x="1.399cm" svg:y="3.684cm" presentation:class="subtitle" presentation:placeholder="true">
          <draw:text-box/>
        </draw:frame>
        <draw:frame draw:style-name="gr2" draw:text-style-name="P4" draw:layer="layout" svg:width="14.6cm" svg:height="2.018cm" svg:x="7.617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07cm" svg:height="9.132cm" svg:x="1.398cm" svg:y="3.684cm" presentation:class="outline" presentation:placeholder="true" presentation:user-transformed="true">
          <draw:text-box/>
        </draw:frame>
        <draw:frame presentation:style-name="pr8" draw:layer="layout" svg:width="25.191cm" svg:height="2.629cm" svg:x="1.4cm" svg:y="0.628cm" presentation:class="title" presentation:placeholder="true" presentation:user-transformed="true">
          <draw:text-box/>
        </draw:frame>
        <draw:frame draw:style-name="gr2" draw:text-style-name="P4" draw:layer="layout" svg:width="14.6cm" svg:height="2.018cm" svg:x="7.617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text-style-name="P6" draw:layer="layout" svg:width="25.191cm" svg:height="9.133cm" svg:x="1.399cm" svg:y="3.684cm" presentation:class="subtitle" presentation:placeholder="true">
          <draw:text-box/>
        </draw:frame>
        <draw:frame draw:style-name="gr2" draw:text-style-name="P4" draw:layer="layout" svg:width="14.6cm" svg:height="2.018cm" svg:x="7.618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9" draw:layer="layout" svg:width="22.598cm" svg:height="1.991cm" svg:x="3.428cm" svg:y="1.183cm" presentation:class="title" presentation:placeholder="true" presentation:user-transformed="true">
          <draw:text-box/>
        </draw:frame>
        <draw:frame presentation:style-name="pr10" draw:layer="layout" svg:width="16.256cm" svg:height="7.736cm" svg:x="3.173cm" svg:y="4.327cm" presentation:class="outline" presentation:placeholder="true" presentation:user-transformed="true">
          <draw:text-box/>
        </draw:frame>
        <draw:frame draw:style-name="gr2" draw:text-style-name="P4" draw:layer="layout" svg:width="14.6cm" svg:height="2.018cm" svg:x="7.618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text-style-name="P6" draw:layer="layout" svg:width="25.191cm" svg:height="9.133cm" svg:x="1.399cm" svg:y="3.684cm" presentation:class="subtitle" presentation:placeholder="true">
          <draw:text-box/>
        </draw:frame>
        <draw:frame draw:style-name="gr2" draw:text-style-name="P4" draw:layer="layout" svg:width="14.6cm" svg:height="2.018cm" svg:x="7.617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text-style-name="P6" draw:layer="layout" svg:width="25.191cm" svg:height="9.133cm" svg:x="1.399cm" svg:y="3.684cm" presentation:class="subtitle" presentation:placeholder="true">
          <draw:text-box/>
        </draw:frame>
        <draw:frame draw:style-name="gr2" draw:text-style-name="P4" draw:layer="layout" svg:width="14.6cm" svg:height="2.018cm" svg:x="7.617cm" svg:y="13.333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4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7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7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7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7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88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2.088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56cm" svg:height="6.096cm" svg:x="10.667cm" svg:y="1.777cm" presentation:class="title">
        <draw:text-box>
          <text:p>Click to edit the title text format</text:p>
        </draw:text-box>
      </draw:frame>
      <draw:frame presentation:style-name="Mpr12" draw:layer="backgroundobjects" svg:width="16.256cm" svg:height="5.196cm" svg:x="10.667cm" svg:y="7.87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7cm" svg:y="14.844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2cm" svg:height="1.085cm" svg:x="9.57cm" svg:y="14.844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1cm" svg:height="1.085cm" svg:x="20.067cm" svg:y="14.84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5-07-25T10:04:01.095560292</dc:date>
    <meta:editing-duration>PT1H34M18S</meta:editing-duration>
    <meta:editing-cycles>19</meta:editing-cycles>
    <meta:generator>LibreOffice/25.2.4.3$Linux_X86_64 LibreOffice_project/33e196637044ead23f5c3226cde09b47731f7e27</meta:generator>
    <meta:document-statistic meta:object-count="79"/>
  </office:meta>
</office:document-meta>
</file>